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43e75" officeooo:paragraph-rsid="00043e7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048ad4" officeooo:paragraph-rsid="00048ad4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rsid="00056b56" officeooo:paragraph-rsid="00056b56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d9a4" officeooo:paragraph-rsid="0006d9a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6d9a4" officeooo:paragraph-rsid="0007cd11" style:font-weight-asian="bold" style:font-weight-complex="bold"/>
    </style:style>
    <style:style style:name="P7" style:family="paragraph" style:parent-style-name="Standard">
      <style:text-properties fo:font-weight="bold" officeooo:rsid="0008b8fe" officeooo:paragraph-rsid="0008b8fe" style:font-weight-asian="bold" style:font-weight-complex="bold"/>
    </style:style>
    <style:style style:name="P8" style:family="paragraph" style:parent-style-name="Standard">
      <style:text-properties fo:font-weight="bold" officeooo:rsid="000909f1" officeooo:paragraph-rsid="000909f1" style:font-weight-asian="bold" style:font-weight-complex="bold"/>
    </style:style>
    <style:style style:name="P9" style:family="paragraph" style:parent-style-name="Standard">
      <style:text-properties fo:font-weight="bold" officeooo:rsid="000ad4df" officeooo:paragraph-rsid="000ad4d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ad4df" officeooo:paragraph-rsid="000ad4d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6d9a4" officeooo:paragraph-rsid="0006d9a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6d9a4" officeooo:paragraph-rsid="0007cd11" style:font-weight-asian="normal" style:font-weight-complex="normal"/>
    </style:style>
    <style:style style:name="P13" style:family="paragraph" style:parent-style-name="Standard">
      <style:text-properties fo:font-weight="normal" officeooo:rsid="0008b8fe" officeooo:paragraph-rsid="0008b8fe" style:font-weight-asian="normal" style:font-weight-complex="normal"/>
    </style:style>
    <style:style style:name="P14" style:family="paragraph" style:parent-style-name="Standard">
      <style:text-properties fo:font-weight="normal" officeooo:rsid="0008b8fe" officeooo:paragraph-rsid="000ad4df" style:font-weight-asian="normal" style:font-weight-complex="normal"/>
    </style:style>
    <style:style style:name="P15" style:family="paragraph" style:parent-style-name="Standard">
      <style:text-properties fo:font-weight="normal" officeooo:rsid="000909f1" officeooo:paragraph-rsid="000909f1" style:font-weight-asian="normal" style:font-weight-complex="normal"/>
    </style:style>
    <style:style style:name="P16" style:family="paragraph" style:parent-style-name="Standard">
      <style:text-properties fo:font-weight="normal" officeooo:rsid="000ad4df" officeooo:paragraph-rsid="000ad4d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ad4df" officeooo:paragraph-rsid="000ad4d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b1c84" officeooo:paragraph-rsid="000b1c84" style:font-weight-asian="normal" style:font-weight-complex="normal"/>
    </style:style>
    <style:style style:name="P19" style:family="paragraph" style:parent-style-name="Standard">
      <style:text-properties fo:font-weight="normal" officeooo:rsid="000b1c84" officeooo:paragraph-rsid="000b1c8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d86e4" officeooo:paragraph-rsid="000d86e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f8b26" officeooo:paragraph-rsid="000f8b26" style:font-weight-asian="normal" style:font-weight-complex="normal"/>
    </style:style>
    <style:style style:name="P22" style:family="paragraph" style:parent-style-name="Standard">
      <style:text-properties fo:font-weight="normal" officeooo:rsid="0011c1d9" officeooo:paragraph-rsid="0011c1d9" style:font-weight-asian="normal" style:font-weight-complex="normal"/>
    </style:style>
    <style:style style:name="P23" style:family="paragraph" style:parent-style-name="Standard">
      <style:text-properties fo:font-weight="normal" officeooo:rsid="0013348f" officeooo:paragraph-rsid="0013348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82d20" officeooo:paragraph-rsid="00182d2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8f481" officeooo:paragraph-rsid="0018f48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f8b26" officeooo:paragraph-rsid="000f8b2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f8b26" officeooo:paragraph-rsid="0011c1d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12ccf" officeooo:paragraph-rsid="00112cc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1c1d9" officeooo:paragraph-rsid="0011c1d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3348f" officeooo:paragraph-rsid="0013348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5275e" officeooo:paragraph-rsid="0015275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82d20" officeooo:paragraph-rsid="00182d2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82d20" officeooo:paragraph-rsid="0018f48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13348f" officeooo:paragraph-rsid="0013348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11cbfc" officeooo:paragraph-rsid="0011cbf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11c1d9" officeooo:paragraph-rsid="0011c1d9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112ccf" officeooo:paragraph-rsid="00112cc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f8b26" officeooo:paragraph-rsid="000f8b26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182d20" officeooo:paragraph-rsid="00182d20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182d20" officeooo:paragraph-rsid="0018f48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18f481" officeooo:paragraph-rsid="0018f481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8pt" fo:font-weight="bold" officeooo:rsid="000f8b26" officeooo:paragraph-rsid="000f8b26" style:font-size-asian="15.75pt" style:font-weight-asian="bold" style:font-size-complex="18pt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043e75" officeooo:paragraph-rsid="00043e75" style:font-size-asian="13pt" style:font-weight-asian="normal" style:font-size-complex="13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056b56" officeooo:paragraph-rsid="00056b56" style:font-size-asian="13pt" style:font-weight-asian="normal" style:font-size-complex="13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Liberation Serif" fo:font-size="18pt" fo:letter-spacing="normal" fo:font-style="normal" style:text-underline-style="none" fo:font-weight="bold" officeooo:rsid="00062601" officeooo:paragraph-rsid="0006d9a4" style:font-size-asian="15.75pt" style:font-weight-asian="bold" style:font-size-complex="18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048ad4" officeooo:paragraph-rsid="00048ad4" style:font-size-asian="13pt" style:font-weight-asian="normal" style:font-size-complex="13pt" style:font-weight-complex="normal"/>
    </style:style>
    <style:style style:name="P48" style:family="paragraph" style:parent-style-name="Text_20_body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056b56" officeooo:paragraph-rsid="00056b56" style:font-size-asian="13pt" style:font-weight-asian="normal" style:font-size-complex="13pt" style:font-weight-complex="normal"/>
    </style:style>
    <style:style style:name="T1" style:family="text">
      <style:text-properties officeooo:rsid="0007cd11"/>
    </style:style>
    <style:style style:name="T2" style:family="text">
      <style:text-properties officeooo:rsid="0008b8fe"/>
    </style:style>
    <style:style style:name="T3" style:family="text">
      <style:text-properties officeooo:rsid="000909f1"/>
    </style:style>
    <style:style style:name="T4" style:family="text">
      <style:text-properties officeooo:rsid="000ad4df"/>
    </style:style>
    <style:style style:name="T5" style:family="text">
      <style:text-properties officeooo:rsid="000b1c8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c1d9"/>
    </style:style>
    <style:style style:name="T8" style:family="text">
      <style:text-properties officeooo:rsid="0011cbfc"/>
    </style:style>
    <style:style style:name="T9" style:family="text">
      <style:text-properties officeooo:rsid="0018f481"/>
    </style:style>
    <style:style style:name="T10" style:family="text">
      <style:text-properties officeooo:rsid="001ab1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стема информации о счетах клиентов банка</text:p>
      <text:p text:style-name="P44"><text:bookmark text:name="h.p_ID_606"/>Система управления информацией о клиентах и их счетах.</text:p>
      <text:p text:style-name="P2">Поддерживаемые данные:</text:p>
      <text:list xml:id="list1225877369" text:style-name="L1">
        <text:list-item>
          <text:p text:style-name="P47">Отделения</text:p>
          <text:list>
            <text:list-item>
              <text:p text:style-name="P47">Название</text:p>
            </text:list-item>
            <text:list-item>
              <text:p text:style-name="P47">Адрес</text:p>
            </text:list-item>
            <text:list-item>
              <text:p text:style-name="P47">Клиенты и счета</text:p>
            </text:list-item>
          </text:list>
        </text:list-item>
      </text:list>
      <text:p text:style-name="P2"/>
      <text:list xml:id="list130408469144755" text:continue-numbering="true" text:style-name="L1">
        <text:list-item>
          <text:p text:style-name="P47">Клиенты – физ. лица и организации</text:p>
          <text:list>
            <text:list-item>
              <text:p text:style-name="P47">Наименование или ФИО</text:p>
            </text:list-item>
            <text:list-item>
              <text:p text:style-name="P47">Контакты: адрес, телефон, e-mail</text:p>
            </text:list-item>
            <text:list-item>
              <text:p text:style-name="P47">Счета</text:p>
            </text:list-item>
          </text:list>
        </text:list-item>
      </text:list>
      <text:p text:style-name="P2"/>
      <text:list xml:id="list130408134946978" text:continue-numbering="true" text:style-name="L1">
        <text:list-item>
          <text:p text:style-name="P47">Счета</text:p>
          <text:list>
            <text:list-item>
              <text:p text:style-name="P47">Номер</text:p>
            </text:list-item>
            <text:list-item>
              <text:p text:style-name="P47">Клиент</text:p>
            </text:list-item>
            <text:list-item>
              <text:p text:style-name="P47">Текущий баланс</text:p>
            </text:list-item>
            <text:list-item>
              <text:p text:style-name="P47">Вид счета</text:p>
            </text:list-item>
            <text:list-item>
              <text:p text:style-name="P47">Отделение</text:p>
            </text:list-item>
            <text:list-item>
              <text:p text:style-name="P47">Начисления/списания</text:p>
            </text:list-item>
          </text:list>
        </text:list-item>
      </text:list>
      <text:p text:style-name="P2"/>
      <text:list xml:id="list130408480089232" text:continue-numbering="true" text:style-name="L1">
        <text:list-item>
          <text:p text:style-name="P47">Виды счетов</text:p>
          <text:list>
            <text:list-item>
              <text:p text:style-name="P47">Наименование</text:p>
            </text:list-item>
            <text:list-item>
              <text:p text:style-name="P47">Максимальный кредит и ограничения на его погашение</text:p>
            </text:list-item>
            <text:list-item>
              <text:p text:style-name="P47">Доходность, интервал и метод выплаты процентов (на этот же счет, на другой)</text:p>
            </text:list-item>
            <text:list-item>
              <text:p text:style-name="P47">Возможности списания/начисления и ограничения на списываемые/начисляемые суммы</text:p>
            </text:list-item>
          </text:list>
        </text:list-item>
      </text:list>
      <text:p text:style-name="P2"/>
      <text:p text:style-name="P3">Поддерживаемые операции:</text:p>
      <text:list xml:id="list287418533" text:style-name="L2">
        <text:list-item>
          <text:p text:style-name="P48"><text:bookmark text:name="h.p_ID_652"/>Получение списка клиентов, в т.ч. по типам, видам счетов в заданном интервале времени и пр.</text:p>
        </text:list-item>
        <text:list-item>
          <text:p text:style-name="P48"><text:bookmark text:name="h.p_ID_654"/>Получение списка счетов по их видам, списаниям/начислениям за заданный период</text:p>
        </text:list-item>
        <text:list-item>
          <text:p text:style-name="P48"><text:bookmark text:name="h.p_ID_656"/>Получение списка отделений, в. т.ч. по клиентам, счетам и пр.</text:p>
        </text:list-item>
        <text:list-item>
          <text:p text:style-name="P48"><text:bookmark text:name="h.p_ID_658"/>Оформление списания/начисления, включая автоматический учет процентов</text:p>
        </text:list-item>
        <text:list-item>
          <text:p text:style-name="P48"><text:bookmark text:name="h.p_ID_660"/>Заведение счета и его закрытие, чтение данных о нем</text:p>
        </text:list-item>
        <text:list-item>
          <text:p text:style-name="P48"><text:bookmark text:name="h.p_ID_662"/>Добавление и удаление данных о клиенте, чтение и редактирование данных о нем</text:p>
        </text:list-item>
        <text:list-item>
          <text:p text:style-name="P48"><text:bookmark text:name="h.p_ID_664"/>Добавление и удаление отделения, чтение и редактирование данных о нем</text:p>
        </text:list-item>
      </text:list>
      <text:p text:style-name="P45"/>
      <text:p text:style-name="P46"><text:soft-page-break/>Определение набора страниц, навигации между ними и их</text:p>
      <text:p text:style-name="P46">содержимого</text:p>
      <text:p text:style-name="P5">Верхнее меню (на каждой странице)</text:p>
      <text:p text:style-name="P11"/>
      <text:p text:style-name="P11">Кнопка “<text:span text:style-name="T1">Отделения</text:span>”</text:p>
      <text:p text:style-name="P11">Кнопка “Клиенты”</text:p>
      <text:p text:style-name="P11">Кнопка “Счета”</text:p>
      <text:p text:style-name="P11">Кнопка “Типы счетов”</text:p>
      <text:p text:style-name="P11"/>
      <text:p text:style-name="P6"><text:span text:style-name="T5">1. </text:span><text:span text:style-name="T2">Страница со списком о</text:span><text:span text:style-name="T1">тделени</text:span><text:span text:style-name="T2">й</text:span> </text:p>
      <text:p text:style-name="P11"/>
      <text:p text:style-name="P12">Список <text:span text:style-name="T1">отделения</text:span> <text:span text:style-name="T1">(при нажатиии на название отделения переход на страницу отделения)</text:span></text:p>
      <text:p text:style-name="P21">Поиск по названию</text:p>
      <text:p text:style-name="P18">Кнопка “Добавить отделение”</text:p>
      <text:p text:style-name="P11"/>
      <text:p text:style-name="P4"><text:span text:style-name="T5">2. </text:span>Страница отделения</text:p>
      <text:p text:style-name="P7"/>
      <text:p text:style-name="P13">Название отделения</text:p>
      <text:p text:style-name="P13">Адрес</text:p>
      <text:p text:style-name="P13">Кнопка “<text:span text:style-name="T10">Счета</text:span>” – переход на список <text:span text:style-name="T10">счетов</text:span> этого подразделения</text:p>
      <text:p text:style-name="P13">Кнопка “Удалить отделение” </text:p>
      <text:p text:style-name="P14">Кнопка “Редактировать” – <text:span text:style-name="T4">изменение</text:span> данных отделения</text:p>
      <text:p text:style-name="P13"/>
      <text:p text:style-name="P7"><text:span text:style-name="T5">3. </text:span>Страница со списоком клиентов</text:p>
      <text:p text:style-name="P7"/>
      <text:p text:style-name="P13">Список клиентов (при нажатии на имя клиента переход на страницу <text:span text:style-name="T3">этого </text:span>клиент<text:span text:style-name="T3">а</text:span>)</text:p>
      <text:p text:style-name="P15">Фильтр по отделениям, …</text:p>
      <text:p text:style-name="P19">Кнопка “Добавить клиента”</text:p>
      <text:p text:style-name="P15"/>
      <text:p text:style-name="P8"><text:span text:style-name="T5">4. </text:span>Страница клиента</text:p>
      <text:p text:style-name="P8"/>
      <text:p text:style-name="P15">Имя клиента</text:p>
      <text:p text:style-name="P15">Контакные данные</text:p>
      <text:p text:style-name="P22">Дата регистрации в банке</text:p>
      <text:p text:style-name="P22">Тип клиента</text:p>
      <text:p text:style-name="P15">Кнопка “Счета” (переход на страницу с счетами этого клиента)</text:p>
      <text:p text:style-name="P15">Кнопка “Удалить клиента”</text:p>
      <text:p text:style-name="P15">Кнопка “Редактировать” – <text:span text:style-name="T4">изменение</text:span> данных клиента</text:p>
      <text:p text:style-name="P15"/>
      <text:p text:style-name="P8"><text:span text:style-name="T5">5. </text:span>Страница со списком счетов</text:p>
      <text:p text:style-name="P8"/>
      <text:p text:style-name="P15">Список счетов (при нажатии на номер счета переход на страницу этого счета)</text:p>
      <text:p text:style-name="P15">Фильтры</text:p>
      <text:p text:style-name="P19">Кнопка “Добавить счет”</text:p>
      <text:p text:style-name="P15"/>
      <text:p text:style-name="P9"><text:span text:style-name="T5">6. </text:span>Страница счета</text:p>
      <text:p text:style-name="P9"/>
      <text:p text:style-name="P16">Номер счета</text:p>
      <text:p text:style-name="P23">Владелец</text:p>
      <text:p text:style-name="P16">Текущий баланс</text:p>
      <text:p text:style-name="P16"><text:soft-page-break/>Кнопка “История операция” (переход на сраницу с начислениями/списаниями этого счета)</text:p>
      <text:p text:style-name="P16">Кнопка “Вид счета” (переход на страницу с подробным описанием этого вида счета)</text:p>
      <text:p text:style-name="P16">Отделение</text:p>
      <text:p text:style-name="P16">Статус (замороженный или активный)</text:p>
      <text:p text:style-name="P22">Дата открытия</text:p>
      <text:p text:style-name="P16">Кнопка “Редактировать” – изменения данных счета</text:p>
      <text:p text:style-name="P17">Кнопка “Удалить”</text:p>
      <text:p text:style-name="P17"/>
      <text:p text:style-name="P10"><text:span text:style-name="T5">7. </text:span>Страница история операций</text:p>
      <text:p text:style-name="P17"/>
      <text:p text:style-name="P20">Идентификатор операции</text:p>
      <text:p text:style-name="P20">Дата и время операции</text:p>
      <text:p text:style-name="P20">Отправитель</text:p>
      <text:p text:style-name="P24">Получатель</text:p>
      <text:p text:style-name="P20">Сумма операции</text:p>
      <text:p text:style-name="P24">(Рядом с каждой операцией кнопка удалить)</text:p>
      <text:p text:style-name="P25">Фильтр по отправителю/получателю/дате/сумме</text:p>
      <text:p text:style-name="P17"/>
      <text:p text:style-name="P10"><text:span text:style-name="T5">8. </text:span>Страница видов счетов</text:p>
      <text:p text:style-name="P10"/>
      <text:p text:style-name="P17">Список видов счетов (при нажатии на вид – переход на страницу с подробным описанием условием данного вида счета)</text:p>
      <text:p text:style-name="P18">Кнопка “Добавить вид счета”</text:p>
      <text:p text:style-name="P17"/>
      <text:p text:style-name="P10"><text:span text:style-name="T5">9. </text:span>Страницу вид счета</text:p>
      <text:p text:style-name="P10"/>
      <text:p text:style-name="P17">Названия <text:span text:style-name="T5">видов</text:span></text:p>
      <text:p text:style-name="P17">Некоторые условия <text:span text:style-name="T5">использования</text:span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43">Сценарии использования</text:p>
      <text:p text:style-name="P32">Пользователи – сотрудники банка.</text:p>
      <text:p text:style-name="P26"/>
      <text:p text:style-name="P26"><text:span text:style-name="T6">Добавление нового отделения банка:</text:span> </text:p>
      <text:p text:style-name="P26"><text:span text:style-name="T7">Отделения</text:span> →Добавить отделение</text:p>
      <text:p text:style-name="P26"/>
      <text:p text:style-name="P39">Удаление отделения банка:</text:p>
      <text:p text:style-name="P27"><text:span text:style-name="T7">Отделения</text:span> → Выбор отделения → Удалить отделение</text:p>
      <text:p text:style-name="P26"/>
      <text:p text:style-name="P39">Получение контактных данных отделения:</text:p>
      <text:p text:style-name="P27"><text:span text:style-name="T7">Отделения</text:span>→ Выбор отделения</text:p>
      <text:p text:style-name="P39"/>
      <text:p text:style-name="P39">Получение списка клиентов, относящихся к конкретному отделению: </text:p>
      <text:p text:style-name="P27"><text:span text:style-name="T7">Отделения</text:span>→ Выбор отделения → Клиенты</text:p>
      <text:p text:style-name="P27"/>
      <text:p text:style-name="P37">Редактирование данных отделения:</text:p>
      <text:p text:style-name="P29">Отделения → Выбор отделения → Редактировать</text:p>
      <text:p text:style-name="P26"/>
      <text:p text:style-name="P26"/>
      <text:p text:style-name="P38">Добавление нового клиента:</text:p>
      <text:p text:style-name="P28">Клиенты → <text:span text:style-name="T7">Добавить клиента</text:span></text:p>
      <text:p text:style-name="P28"/>
      <text:p text:style-name="P37">Редактирования данных клиента:</text:p>
      <text:p text:style-name="P29">Клиенты → Выбор клиента → Редактировать</text:p>
      <text:p text:style-name="P29"/>
      <text:p text:style-name="P37">Удаление клиента:</text:p>
      <text:p text:style-name="P29">Клиенты → Выбор клиента → удалить клиента</text:p>
      <text:p text:style-name="P29"/>
      <text:p text:style-name="P37">Получение контактных данных, даты регистрации и типа клиента:</text:p>
      <text:p text:style-name="P29">Клиенты → Выбор клиента</text:p>
      <text:p text:style-name="P29"/>
      <text:p text:style-name="P29"><text:span text:style-name="T6">Получение списка счетов клиент</text:span>а:</text:p>
      <text:p text:style-name="P29">Клиенты → Выбор клиента → Счета</text:p>
      <text:p text:style-name="P28"/>
      <text:p text:style-name="P29"/>
      <text:p text:style-name="P37">Добавление нового счета:</text:p>
      <text:p text:style-name="P29">Счета → <text:span text:style-name="T8">Д</text:span>обавить </text:p>
      <text:p text:style-name="P29"/>
      <text:p text:style-name="P36">Удаление счета:</text:p>
      <text:p text:style-name="P30">Счета → Выбор счета → Удалить </text:p>
      <text:p text:style-name="P30"/>
      <text:p text:style-name="P35">Редактирование данных счета:</text:p>
      <text:p text:style-name="P31">Счета → Выбор счета → Редактировать</text:p>
      <text:p text:style-name="P31"/>
      <text:p text:style-name="P35">Получение данных владельца счета:</text:p>
      <text:p text:style-name="P31">Счета → Выбор счета → Владелец</text:p>
      <text:p text:style-name="P31"/>
      <text:p text:style-name="P35"><text:soft-page-break/></text:p>
      <text:p text:style-name="P35">Заморозка/активания счета:</text:p>
      <text:p text:style-name="P31">Счета → Выбор счета → Заморозка/Активация</text:p>
      <text:p text:style-name="P31"/>
      <text:p text:style-name="P35">Получение истории операций со счетом:</text:p>
      <text:p text:style-name="P31">Счета → Выбор счета → История операций</text:p>
      <text:p text:style-name="P31"/>
      <text:p text:style-name="P40">Добавление операции:</text:p>
      <text:p text:style-name="P33">Счета → Выбор счета → История операций → Добавить операцию</text:p>
      <text:p text:style-name="P33"/>
      <text:p text:style-name="P40">Удаление <text:span text:style-name="T9">операции:</text:span></text:p>
      <text:p text:style-name="P34">Счета → Выбор счета → История операций → <text:span text:style-name="T9">Удалить</text:span> операцию</text:p>
      <text:p text:style-name="P41"/>
      <text:p text:style-name="P42">Получение списка всех зачислений/списаний с конкретного счета за некоторый период времени:</text:p>
      <text:p text:style-name="P34">Счета → Выбор счета → История операций → <text:span text:style-name="T9">Выбираем нужные фильтры</text:span></text:p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5.2$Linux_X86_64 LibreOffice_project/00$Build-2</meta:generator>
    <dc:date>2021-05-12T13:04:07.683742234</dc:date>
    <meta:editing-duration>PT1H6M8S</meta:editing-duration>
    <meta:editing-cycles>20</meta:editing-cycles>
    <meta:document-statistic meta:table-count="0" meta:image-count="0" meta:object-count="0" meta:page-count="5" meta:paragraph-count="129" meta:word-count="613" meta:character-count="4263" meta:non-whitespace-character-count="3792"/>
  </office:meta>
</office:document-meta>
</file>